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officeooo:paragraph-rsid="001082c4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3.307cm"/>
        </style:tab-stops>
      </style:paragraph-properties>
      <style:text-properties officeooo:rsid="002026d7" officeooo:paragraph-rsid="0013e430"/>
    </style:style>
    <style:style style:name="P11" style:family="paragraph" style:parent-style-name="Standard">
      <style:paragraph-properties>
        <style:tab-stops>
          <style:tab-stop style:position="3.307cm"/>
        </style:tab-stops>
      </style:paragraph-properties>
      <style:text-properties officeooo:paragraph-rsid="0013e430"/>
    </style:style>
    <style:style style:name="P12" style:family="paragraph" style:parent-style-name="Standard">
      <style:paragraph-properties>
        <style:tab-stops>
          <style:tab-stop style:position="3.307cm"/>
        </style:tab-stops>
      </style:paragraph-properties>
      <style:text-properties officeooo:paragraph-rsid="001082c4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</style:style>
    <style:style style:name="P14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officeooo:rsid="001d5049" officeooo:paragraph-rsid="0012547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7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20dca0" style:font-size-asian="9pt" style:font-style-asian="italic" style:font-size-complex="9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3pt" fo:font-style="italic" officeooo:rsid="00467af5" officeooo:paragraph-rsid="0020dca0" style:font-size-asian="3pt" style:font-style-asian="italic" style:font-size-complex="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addf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6addf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016addf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7e132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0181e54" style:font-size-asian="11pt" style:font-weight-asian="normal" style:font-size-complex="11pt" style:font-weight-complex="normal"/>
    </style:style>
    <style:style style:name="T9" style:family="text">
      <style:text-properties officeooo:rsid="0019e175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officeooo:rsid="002d1082" style:font-size-asian="10pt" style:font-size-complex="10pt"/>
    </style:style>
    <style:style style:name="T13" style:family="text">
      <style:text-properties fo:font-size="10pt" officeooo:rsid="0041268d" style:font-size-asian="10pt" style:font-size-complex="10pt"/>
    </style:style>
    <style:style style:name="T14" style:family="text">
      <style:text-properties fo:font-size="10pt" officeooo:rsid="0044d0e5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inica Dentale San Pio X s.r.l.</text:p>
      <text:p text:style-name="P3">Via Montegrappa 2/A</text:p>
      <text:p text:style-name="P3">31039 Riese Pio X ( TV )</text:p>
      <text:p text:style-name="P3">P.I. 03725240281</text:p>
      <text:p text:style-name="Standard"/>
      <text:p text:style-name="Standard">Consenso informato ablazione del tartaro</text:p>
      <text:p text:style-name="P1">Informazione per il consenso al trattamento: <text:span text:style-name="T1">ABLAZIONE DEL TARTARO</text:span></text:p>
      <text:p text:style-name="Standard"/>
      <text:p text:style-name="P10">Cognome e nome:<text:tab/><text:span text:style-name="T9">$$cognomenome$$</text:span></text:p>
      <text:p text:style-name="P11"/>
      <text:p text:style-name="P12">C.F.:<text:tab/><text:span text:style-name="T9">$$codicefiscale$$</text:span> <text:s text:c="39"/></text:p>
      <text:p text:style-name="P12"/>
      <text:p text:style-name="P12">Indirizzo:<text:tab/><text:span text:style-name="T9">$$indirizzo$$</text:span></text:p>
      <text:p text:style-name="P12"/>
      <text:p text:style-name="P6">Gentile paziente, con questo modulo si intendono riassumere i concetti relativi al suo trattamento.</text:p>
      <text:p text:style-name="P8"/>
      <text:p text:style-name="P8">DESCRIZIONE DELL'INTERVENTO</text:p>
      <text:p text:style-name="P5">Con il termine ablazione del tartaro si intende l'eliminazione del tartaro e della placca batterica dalle superfici del dente sopra-gengivali e sotto-gengivali al fine di rendere la superfici den<text:span text:style-name="T2">t</text:span>ali pulite e lisce per eliminare i batteri causa di infezioni a vario titolo del cavo orale, e per facilitare l'igiene domiciliare.</text:p>
      <text:p text:style-name="P8"/>
      <text:p text:style-name="P8">INDICAZIONI PER L'ESECUZIONE DELL'ABLAZIONE DEL TARTARO</text:p>
      <text:p text:style-name="Standard"><text:span text:style-name="T3">La procedura pu</text:span><text:span text:style-name="T4">ò</text:span><text:span text:style-name="T3"> essere eseguita meccanicamente o manualmente ed è indicata negli adulti come nei bambini, anche se in presenza di dentatura decidua (da latte).</text:span></text:p>
      <text:p text:style-name="P5">E' consigliata periodicamente, già nella bocca sana, a scopo preventivo e, maggiormente in soggetti portatori di manufatti protesici fissi o rimovibili, apparecchi ortodontici, impianti endoossei, ecc.</text:p>
      <text:p text:style-name="P8"/>
      <text:p text:style-name="P8">PROCEDIMENTO CLINICO</text:p>
      <text:p text:style-name="Standard"><text:span text:style-name="T5">Il trattamento richiede normalmente un tempo di esecuzione di 30 minuti. Possono, tuttavia rendersi necessarie, in casi particolari, pi</text:span><text:span text:style-name="T6">ù</text:span><text:span text:style-name="T5"> sedute operative. Ciò dipende dall'estensione, dalla consistenza e dalla tenacia di adesione dello stesso alle superfici dentali, ma anche dal grado di tollerabilità soggettiva e di collaborazione del paziente. La procedura richiede, a giudizio del professionista, l'impiego spesso combinato di strumenti sia meccanici ad ultrasuoni (ablatori) sia manuali (scalers/curettes): i primi producono vibrazioni coadiuvate ad un getto d'acqua di raffreddamento e irrigazione dei tessuti. I secondi vengono manovrati dall'operatore che indirizza la superficie lavorante dello strumento sulla superficie dei denti creando attrito. A discrezione dell'operatore, potrebbe essere usata una fonte laser per migliorare l'igiene del solco crevicolare, o per migliorare la guarigione dei tessuti.</text:span></text:p>
      <text:p text:style-name="P8"/>
      <text:p text:style-name="P8">POSSIBILI COMPLICANZE</text:p>
      <text:p text:style-name="Standard"><text:span text:style-name="T5">Il trattamento è normalmente ben tollerato. In base, tuttavia, a possibile anche se rara suscettibilità individuale o a presenza di notevole accumulo di placca e tartaro per igiene orale trascurata da parecchio tempo, l'interessato potrebbe avvertire, a trattamento avvenuto, sensazione di temporanea ipersensibilità termica e/o dolenzia d</text:span><text:span text:style-name="T6">e</text:span><text:span text:style-name="T5">ntaria/gengivale, di breve durata. Tali manifestazioni, episodiche e soggettive potrebbero aversi, per lo stesso motivo, anche contestualmente all'intervento, causa l'attrito e le vibrazioni (non dannose) esercitate sulla superficie dei denti dallo strumento meccanico, in abbinamento al contemporaneo getto d'acqua di irrigazione raffred</text:span><text:span text:style-name="T6">d</text:span><text:span text:style-name="T5">ante e detossificante.</text:span></text:p>
      <text:p text:style-name="P9">POSSIBILI CONTROINDICAZIONI SOGGETTE A SEGNALAZIONE DA PARTE DEL PAZIENTE:</text:p>
      <text:p text:style-name="Standard"><text:span text:style-name="T5">suscettibilità alle infezioni (es. pazienti immunosoppressi da patologia, chemioterapia, diabete incontrollato, trapianto di organi); rischio respiratorio (malattie polmonari croniche, asma, enfisema, fibrosi cistica); patologia cardiovascolare (prolasso della valvola mitrale, endocardite infettiva, terapia anticoagulante, chirurgia cardiovascolare); disturbi della coagulazione (anemia, policitemie, episodi emorragici); difficolt</text:span><text:span text:style-name="T6">à</text:span><text:span text:style-name="T5"> nella deglutizione (pazienti predisposti ai conati di vomito, distrofia muscolare, paralisi, sclerosi multipla, sclerosi laterale amiotrofica); pacemaker cardiaco non schermato antecedente al 1999; presenza di apparecchi acustici, protesi ortopediche (es. protesi d'anca, ginocchio, ecc.).</text:span></text:p>
      <text:p text:style-name="P8"/>
      <text:p text:style-name="P8"><text:soft-page-break/>INDICAZIONI POST TRATTAMENTO</text:p>
      <text:p text:style-name="P9">Potrebbe verificarsi, successivamente al trattamento, una leggera e temporanea sensazione di fastidio (ipersensibilità dentale termica ed alla pressione), che non esimerà l'interessato ad osservare le seguenti indicazioni:</text:p>
      <text:p text:style-name="P9">- eseguire scrupolosamente le istruzioni di igiene orale domiciliare fornite al termine del trattamento;</text:p>
      <text:p text:style-name="P9">- eseguire,se espressamente indicati dall'Igienista dentale, sciacqui con collutori dedicati;</text:p>
      <text:p text:style-name="P9">- applicazioni di fluoro o trattamenti desensibilizzanti;</text:p>
      <text:p text:style-name="P9">- sottoporsi a controlli odontoiatrici regolari semestrali concordati alla fine di ogni seduta.</text:p>
      <text:p text:style-name="P8"/>
      <text:p text:style-name="P8">TRATTAMENTI ALTERNATIVI</text:p>
      <text:p text:style-name="Standard"><text:span text:style-name="T8">N</text:span><text:span text:style-name="T5">on esistono, allo stato attuale, trattamenti alternativi alla seduta di ablazione del tartaro effettuata con le modalit</text:span><text:span text:style-name="T7">à</text:span><text:span text:style-name="T5"> di cui sopra.</text:span></text:p>
      <text:p text:style-name="P8"/>
      <text:p text:style-name="P8">DURATA DELL'EFFETTO DEL TRATTAMENTO</text:p>
      <text:p text:style-name="P9">Ciò dipende dagli stili di vita del soggetto e dal corretto rispetto dei comportamenti consigliati.</text:p>
      <text:p text:style-name="P9"/>
      <text:p text:style-name="P9">Con la firma il paziente dichiara di essere stato informato del trattamento, della sua situazione, delle complicanze, e nega un eventuale stato di gravidanza</text:p>
      <text:p text:style-name="P2"/>
      <text:p text:style-name="P9"/>
      <text:p text:style-name="P15">Riese Pio X, lì $$data$$</text:p>
      <text:p text:style-name="P7"/>
      <text:p text:style-name="P16">Clinica dentale San Pio X</text:p>
      <text:p text:style-name="P16">Direttore sanitario dott. Giovanni Toniolo</text:p>
      <text:p text:style-name="P14"/>
      <text:p text:style-name="P14"/>
      <text:p text:style-name="P14"/>
      <text:p text:style-name="P13"><text:span text:style-name="T10">Firma paziente</text:span><text:span text:style-name="T3"> (</text:span><text:span text:style-name="T11">o di chi ne fa le veci: madre, padre, tutore)</text:span></text:p>
      <text:p text:style-name="P17"><text:span text:style-name="T13">$$</text:span><text:span text:style-name="T14">delegato</text:span><text:span text:style-name="T13">$$</text:span></text:p>
      <text:p text:style-name="P18"><text:span text:style-name="T13">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editing-duration>PT30M26S</meta:editing-duration>
    <meta:editing-cycles>18</meta:editing-cycles>
    <meta:generator>LibreOffice/7.2.4.1$Windows_X86_64 LibreOffice_project/27d75539669ac387bb498e35313b970b7fe9c4f9</meta:generator>
    <dc:date>2022-01-05T17:01:43.513000000</dc:date>
    <meta:document-statistic meta:table-count="0" meta:image-count="0" meta:object-count="0" meta:page-count="2" meta:paragraph-count="38" meta:word-count="634" meta:character-count="4855" meta:non-whitespace-character-count="4219"/>
  </office:meta>
</office:document-meta>
</file>